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8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MacBookPro" table:style-name="ta1" table:print="false">
        <table:table-column table:style-name="co1" table:default-cell-style-name="ce4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impleGT Benchmarks on a MacBook Pro Core i7 2,66GHz 4GB RA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office:value-type="string">
            <text:p>JIT warmup: run STSmany100 once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6" office:value-type="string" table:number-columns-spanned="10" table:number-rows-spanned="1">
            <text:p>Runtime for each run (ns)</text:p>
          </table:table-cell>
          <table:covered-table-cell table:number-columns-repeated="9"/>
          <table:table-cell table:style-name="ce8" office:value-type="string">
            <text:p>Average</text:p>
          </table:table-cell>
        </table:table-row>
        <table:table-row table:style-name="ro1">
          <table:table-cell table:style-name="ce3" office:value-type="string">
            <text:p>Benchmar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Runtime (ms)</text:p>
          </table:table-cell>
        </table:table-row>
        <table:table-row table:style-name="ro1">
          <table:table-cell office:value-type="string">
            <text:p>STSmany10</text:p>
          </table:table-cell>
          <table:table-cell office:value-type="float" office:value="33122">
            <text:p>33122</text:p>
          </table:table-cell>
          <table:table-cell office:value-type="float" office:value="27152">
            <text:p>27152</text:p>
          </table:table-cell>
          <table:table-cell office:value-type="float" office:value="28598">
            <text:p>28598</text:p>
          </table:table-cell>
          <table:table-cell office:value-type="float" office:value="30692">
            <text:p>30692</text:p>
          </table:table-cell>
          <table:table-cell office:value-type="float" office:value="24399">
            <text:p>24399</text:p>
          </table:table-cell>
          <table:table-cell office:value-type="float" office:value="23774">
            <text:p>23774</text:p>
          </table:table-cell>
          <table:table-cell office:value-type="float" office:value="34161">
            <text:p>34161</text:p>
          </table:table-cell>
          <table:table-cell office:value-type="float" office:value="21511">
            <text:p>21511</text:p>
          </table:table-cell>
          <table:table-cell office:value-type="float" office:value="19857">
            <text:p>19857</text:p>
          </table:table-cell>
          <table:table-cell office:value-type="float" office:value="30641">
            <text:p>30641</text:p>
          </table:table-cell>
          <table:table-cell table:formula="of:=AVERAGE([.B7:.K7])/1000" office:value-type="float" office:value="27.3907">
            <text:p>27,3907</text:p>
          </table:table-cell>
        </table:table-row>
        <table:table-row table:style-name="ro1">
          <table:table-cell office:value-type="string">
            <text:p>STSmany100</text:p>
          </table:table-cell>
          <table:table-cell office:value-type="float" office:value="471037">
            <text:p>471037</text:p>
          </table:table-cell>
          <table:table-cell office:value-type="float" office:value="256767">
            <text:p>256767</text:p>
          </table:table-cell>
          <table:table-cell office:value-type="float" office:value="180904">
            <text:p>180904</text:p>
          </table:table-cell>
          <table:table-cell office:value-type="float" office:value="177290">
            <text:p>177290</text:p>
          </table:table-cell>
          <table:table-cell office:value-type="float" office:value="163243">
            <text:p>163243</text:p>
          </table:table-cell>
          <table:table-cell office:value-type="float" office:value="160883">
            <text:p>160883</text:p>
          </table:table-cell>
          <table:table-cell office:value-type="float" office:value="161244">
            <text:p>161244</text:p>
          </table:table-cell>
          <table:table-cell table:number-columns-repeated="2" office:value-type="float" office:value="153922">
            <text:p>153922</text:p>
          </table:table-cell>
          <table:table-cell office:value-type="float" office:value="155405">
            <text:p>155405</text:p>
          </table:table-cell>
          <table:table-cell table:formula="of:=AVERAGE([.B8:.K8])/1000" office:value-type="float" office:value="203.4617">
            <text:p>203,4617</text:p>
          </table:table-cell>
        </table:table-row>
        <table:table-row table:style-name="ro1">
          <table:table-cell office:value-type="string">
            <text:p>STSmany250</text:p>
          </table:table-cell>
          <table:table-cell office:value-type="float" office:value="1347044">
            <text:p>1347044</text:p>
          </table:table-cell>
          <table:table-cell office:value-type="float" office:value="1259422">
            <text:p>1259422</text:p>
          </table:table-cell>
          <table:table-cell office:value-type="float" office:value="1309352">
            <text:p>1309352</text:p>
          </table:table-cell>
          <table:table-cell office:value-type="float" office:value="1290489">
            <text:p>1290489</text:p>
          </table:table-cell>
          <table:table-cell office:value-type="float" office:value="1284951">
            <text:p>1284951</text:p>
          </table:table-cell>
          <table:table-cell office:value-type="float" office:value="1289153">
            <text:p>1289153</text:p>
          </table:table-cell>
          <table:table-cell office:value-type="float" office:value="1252475">
            <text:p>1252475</text:p>
          </table:table-cell>
          <table:table-cell office:value-type="float" office:value="1260927">
            <text:p>1260927</text:p>
          </table:table-cell>
          <table:table-cell office:value-type="float" office:value="1255340">
            <text:p>1255340</text:p>
          </table:table-cell>
          <table:table-cell office:value-type="float" office:value="1255487">
            <text:p>1255487</text:p>
          </table:table-cell>
          <table:table-cell table:formula="of:=AVERAGE([.B9:.K9])/1000" office:value-type="float" office:value="1280.464">
            <text:p>1280,464</text:p>
          </table:table-cell>
        </table:table-row>
        <table:table-row table:style-name="ro1">
          <table:table-cell office:value-type="string">
            <text:p>STSmany500</text:p>
          </table:table-cell>
          <table:table-cell table:number-columns-repeated="11"/>
        </table:table-row>
        <table:table-row table:style-name="ro1">
          <table:table-cell office:value-type="string">
            <text:p>STSmany1000</text:p>
          </table:table-cell>
          <table:table-cell table:number-columns-repeated="11"/>
        </table:table-row>
        <table:table-row table:style-name="ro1">
          <table:table-cell office:value-type="string">
            <text:p>STSone10</text:p>
          </table:table-cell>
          <table:table-cell office:value-type="float" office:value="28169">
            <text:p>28169</text:p>
          </table:table-cell>
          <table:table-cell office:value-type="float" office:value="16430">
            <text:p>16430</text:p>
          </table:table-cell>
          <table:table-cell office:value-type="float" office:value="18210">
            <text:p>18210</text:p>
          </table:table-cell>
          <table:table-cell office:value-type="float" office:value="20247">
            <text:p>20247</text:p>
          </table:table-cell>
          <table:table-cell office:value-type="float" office:value="16080">
            <text:p>16080</text:p>
          </table:table-cell>
          <table:table-cell office:value-type="float" office:value="19140">
            <text:p>19140</text:p>
          </table:table-cell>
          <table:table-cell office:value-type="float" office:value="21824">
            <text:p>21824</text:p>
          </table:table-cell>
          <table:table-cell office:value-type="float" office:value="19533">
            <text:p>19533</text:p>
          </table:table-cell>
          <table:table-cell office:value-type="float" office:value="16389">
            <text:p>16389</text:p>
          </table:table-cell>
          <table:table-cell office:value-type="float" office:value="18030">
            <text:p>18030</text:p>
          </table:table-cell>
          <table:table-cell table:formula="of:=AVERAGE([.B12:.K12])/1000" office:value-type="float" office:value="19.4052">
            <text:p>19,4052</text:p>
          </table:table-cell>
        </table:table-row>
        <table:table-row table:style-name="ro1">
          <table:table-cell office:value-type="string">
            <text:p>STSone100</text:p>
          </table:table-cell>
          <table:table-cell office:value-type="float" office:value="429080">
            <text:p>429080</text:p>
          </table:table-cell>
          <table:table-cell office:value-type="float" office:value="178251">
            <text:p>178251</text:p>
          </table:table-cell>
          <table:table-cell office:value-type="float" office:value="161446">
            <text:p>161446</text:p>
          </table:table-cell>
          <table:table-cell office:value-type="float" office:value="174483">
            <text:p>174483</text:p>
          </table:table-cell>
          <table:table-cell office:value-type="float" office:value="151559">
            <text:p>151559</text:p>
          </table:table-cell>
          <table:table-cell office:value-type="float" office:value="154095">
            <text:p>154095</text:p>
          </table:table-cell>
          <table:table-cell office:value-type="float" office:value="153240">
            <text:p>153240</text:p>
          </table:table-cell>
          <table:table-cell office:value-type="float" office:value="199982">
            <text:p>199982</text:p>
          </table:table-cell>
          <table:table-cell office:value-type="float" office:value="156915">
            <text:p>156915</text:p>
          </table:table-cell>
          <table:table-cell office:value-type="float" office:value="157184">
            <text:p>157184</text:p>
          </table:table-cell>
          <table:table-cell table:formula="of:=AVERAGE([.B13:.K13])/1000" office:value-type="float" office:value="191.6235">
            <text:p>191,6235</text:p>
          </table:table-cell>
        </table:table-row>
        <table:table-row table:style-name="ro1">
          <table:table-cell office:value-type="string">
            <text:p>STSone250</text:p>
          </table:table-cell>
          <table:table-cell office:value-type="float" office:value="1412813">
            <text:p>1412813</text:p>
          </table:table-cell>
          <table:table-cell office:value-type="float" office:value="1425016">
            <text:p>1425016</text:p>
          </table:table-cell>
          <table:table-cell office:value-type="float" office:value="1328415">
            <text:p>1328415</text:p>
          </table:table-cell>
          <table:table-cell office:value-type="float" office:value="1360444">
            <text:p>1360444</text:p>
          </table:table-cell>
          <table:table-cell office:value-type="float" office:value="1347321">
            <text:p>1347321</text:p>
          </table:table-cell>
          <table:table-cell office:value-type="float" office:value="1350872">
            <text:p>1350872</text:p>
          </table:table-cell>
          <table:table-cell office:value-type="float" office:value="1351846">
            <text:p>1351846</text:p>
          </table:table-cell>
          <table:table-cell office:value-type="float" office:value="1409884">
            <text:p>1409884</text:p>
          </table:table-cell>
          <table:table-cell office:value-type="float" office:value="1341629">
            <text:p>1341629</text:p>
          </table:table-cell>
          <table:table-cell office:value-type="float" office:value="1336941">
            <text:p>1336941</text:p>
          </table:table-cell>
          <table:table-cell table:formula="of:=AVERAGE([.B14:.K14])/1000" office:value-type="float" office:value="1366.5181">
            <text:p>1366,5181</text:p>
          </table:table-cell>
        </table:table-row>
        <table:table-row table:style-name="ro1">
          <table:table-cell office:value-type="string">
            <text:p>STSone500</text:p>
          </table:table-cell>
          <table:table-cell table:number-columns-repeated="11"/>
        </table:table-row>
        <table:table-row table:style-name="ro1">
          <table:table-cell office:value-type="string">
            <text:p>STSone100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5" office:value-type="string">
            <text:p>Without GET optimisation:</text:p>
          </table:table-cell>
          <table:table-cell table:number-columns-repeated="11"/>
        </table:table-row>
        <table:table-row table:style-name="ro1">
          <table:table-cell office:value-type="string">
            <text:p>STSmany10</text:p>
          </table:table-cell>
          <table:table-cell office:value-type="float" office:value="33123">
            <text:p>33123</text:p>
          </table:table-cell>
          <table:table-cell office:value-type="float" office:value="38647">
            <text:p>38647</text:p>
          </table:table-cell>
          <table:table-cell office:value-type="float" office:value="22434">
            <text:p>22434</text:p>
          </table:table-cell>
          <table:table-cell office:value-type="float" office:value="23201">
            <text:p>23201</text:p>
          </table:table-cell>
          <table:table-cell office:value-type="float" office:value="23665">
            <text:p>23665</text:p>
          </table:table-cell>
          <table:table-cell office:value-type="float" office:value="29049">
            <text:p>29049</text:p>
          </table:table-cell>
          <table:table-cell office:value-type="float" office:value="34752">
            <text:p>34752</text:p>
          </table:table-cell>
          <table:table-cell office:value-type="float" office:value="25083">
            <text:p>25083</text:p>
          </table:table-cell>
          <table:table-cell office:value-type="float" office:value="30447">
            <text:p>30447</text:p>
          </table:table-cell>
          <table:table-cell office:value-type="float" office:value="27208">
            <text:p>27208</text:p>
          </table:table-cell>
          <table:table-cell table:formula="of:=AVERAGE([.B19:.K19])/1000" office:value-type="float" office:value="28.7609">
            <text:p>28,7609</text:p>
          </table:table-cell>
        </table:table-row>
        <table:table-row table:style-name="ro1">
          <table:table-cell office:value-type="string">
            <text:p>STSmany100</text:p>
          </table:table-cell>
          <table:table-cell office:value-type="float" office:value="231836">
            <text:p>231836</text:p>
          </table:table-cell>
          <table:table-cell office:value-type="float" office:value="257574">
            <text:p>257574</text:p>
          </table:table-cell>
          <table:table-cell office:value-type="float" office:value="188836">
            <text:p>188836</text:p>
          </table:table-cell>
          <table:table-cell office:value-type="float" office:value="197824">
            <text:p>197824</text:p>
          </table:table-cell>
          <table:table-cell office:value-type="float" office:value="167720">
            <text:p>167720</text:p>
          </table:table-cell>
          <table:table-cell office:value-type="float" office:value="179993">
            <text:p>179993</text:p>
          </table:table-cell>
          <table:table-cell office:value-type="float" office:value="162373">
            <text:p>162373</text:p>
          </table:table-cell>
          <table:table-cell office:value-type="float" office:value="165415">
            <text:p>165415</text:p>
          </table:table-cell>
          <table:table-cell office:value-type="float" office:value="156308">
            <text:p>156308</text:p>
          </table:table-cell>
          <table:table-cell office:value-type="float" office:value="220710">
            <text:p>220710</text:p>
          </table:table-cell>
          <table:table-cell table:formula="of:=AVERAGE([.B20:.K20])/1000" office:value-type="float" office:value="192.8589">
            <text:p>192,8589</text:p>
          </table:table-cell>
        </table:table-row>
        <table:table-row table:style-name="ro1">
          <table:table-cell office:value-type="string">
            <text:p>STSmany250</text:p>
          </table:table-cell>
          <table:table-cell office:value-type="float" office:value="1373357">
            <text:p>1373357</text:p>
          </table:table-cell>
          <table:table-cell office:value-type="float" office:value="1359888">
            <text:p>1359888</text:p>
          </table:table-cell>
          <table:table-cell office:value-type="float" office:value="1343822">
            <text:p>1343822</text:p>
          </table:table-cell>
          <table:table-cell office:value-type="float" office:value="1339421">
            <text:p>1339421</text:p>
          </table:table-cell>
          <table:table-cell office:value-type="float" office:value="1361107">
            <text:p>1361107</text:p>
          </table:table-cell>
          <table:table-cell office:value-type="float" office:value="1400662">
            <text:p>1400662</text:p>
          </table:table-cell>
          <table:table-cell office:value-type="float" office:value="1362335">
            <text:p>1362335</text:p>
          </table:table-cell>
          <table:table-cell office:value-type="float" office:value="1337715">
            <text:p>1337715</text:p>
          </table:table-cell>
          <table:table-cell office:value-type="float" office:value="1374671">
            <text:p>1374671</text:p>
          </table:table-cell>
          <table:table-cell office:value-type="float" office:value="1330489">
            <text:p>1330489</text:p>
          </table:table-cell>
          <table:table-cell table:formula="of:=AVERAGE([.B21:.K21])/1000" office:value-type="float" office:value="1358.3467">
            <text:p>1358,3467</text:p>
          </table:table-cell>
        </table:table-row>
        <table:table-row table:style-name="ro1">
          <table:table-cell office:value-type="string">
            <text:p>STSmany500</text:p>
          </table:table-cell>
          <table:table-cell table:number-columns-repeated="11"/>
        </table:table-row>
        <table:table-row table:style-name="ro1">
          <table:table-cell office:value-type="string">
            <text:p>STSmany1000</text:p>
          </table:table-cell>
          <table:table-cell table:number-columns-repeated="11"/>
        </table:table-row>
        <table:table-row table:style-name="ro1">
          <table:table-cell office:value-type="string">
            <text:p>STSone10</text:p>
          </table:table-cell>
          <table:table-cell office:value-type="float" office:value="33637">
            <text:p>33637</text:p>
          </table:table-cell>
          <table:table-cell office:value-type="float" office:value="35150">
            <text:p>35150</text:p>
          </table:table-cell>
          <table:table-cell office:value-type="float" office:value="26391">
            <text:p>26391</text:p>
          </table:table-cell>
          <table:table-cell office:value-type="float" office:value="24421">
            <text:p>24421</text:p>
          </table:table-cell>
          <table:table-cell office:value-type="float" office:value="23373">
            <text:p>23373</text:p>
          </table:table-cell>
          <table:table-cell office:value-type="float" office:value="23394">
            <text:p>23394</text:p>
          </table:table-cell>
          <table:table-cell office:value-type="float" office:value="22078">
            <text:p>22078</text:p>
          </table:table-cell>
          <table:table-cell office:value-type="float" office:value="31801">
            <text:p>31801</text:p>
          </table:table-cell>
          <table:table-cell office:value-type="float" office:value="34370">
            <text:p>34370</text:p>
          </table:table-cell>
          <table:table-cell office:value-type="float" office:value="30455">
            <text:p>30455</text:p>
          </table:table-cell>
          <table:table-cell table:formula="of:=AVERAGE([.B24:.K24])/1000" office:value-type="float" office:value="28.507">
            <text:p>28,507</text:p>
          </table:table-cell>
        </table:table-row>
        <table:table-row table:style-name="ro1">
          <table:table-cell office:value-type="string">
            <text:p>STSone100</text:p>
          </table:table-cell>
          <table:table-cell office:value-type="float" office:value="652192">
            <text:p>652192</text:p>
          </table:table-cell>
          <table:table-cell office:value-type="float" office:value="260601">
            <text:p>260601</text:p>
          </table:table-cell>
          <table:table-cell office:value-type="float" office:value="191767">
            <text:p>191767</text:p>
          </table:table-cell>
          <table:table-cell office:value-type="float" office:value="178857">
            <text:p>178857</text:p>
          </table:table-cell>
          <table:table-cell office:value-type="float" office:value="172924">
            <text:p>172924</text:p>
          </table:table-cell>
          <table:table-cell office:value-type="float" office:value="165994">
            <text:p>165994</text:p>
          </table:table-cell>
          <table:table-cell office:value-type="float" office:value="158941">
            <text:p>158941</text:p>
          </table:table-cell>
          <table:table-cell office:value-type="float" office:value="154225">
            <text:p>154225</text:p>
          </table:table-cell>
          <table:table-cell office:value-type="float" office:value="155833">
            <text:p>155833</text:p>
          </table:table-cell>
          <table:table-cell office:value-type="float" office:value="156530">
            <text:p>156530</text:p>
          </table:table-cell>
          <table:table-cell table:formula="of:=AVERAGE([.B25:.K25])/1000" office:value-type="float" office:value="224.7864">
            <text:p>224,7864</text:p>
          </table:table-cell>
        </table:table-row>
        <table:table-row table:style-name="ro1">
          <table:table-cell office:value-type="string">
            <text:p>STSone250</text:p>
          </table:table-cell>
          <table:table-cell office:value-type="float" office:value="1290380">
            <text:p>1290380</text:p>
          </table:table-cell>
          <table:table-cell office:value-type="float" office:value="1428070">
            <text:p>1428070</text:p>
          </table:table-cell>
          <table:table-cell office:value-type="float" office:value="1305984">
            <text:p>1305984</text:p>
          </table:table-cell>
          <table:table-cell office:value-type="float" office:value="1309854">
            <text:p>1309854</text:p>
          </table:table-cell>
          <table:table-cell office:value-type="float" office:value="1294853">
            <text:p>1294853</text:p>
          </table:table-cell>
          <table:table-cell office:value-type="float" office:value="1287291">
            <text:p>1287291</text:p>
          </table:table-cell>
          <table:table-cell office:value-type="float" office:value="1299887">
            <text:p>1299887</text:p>
          </table:table-cell>
          <table:table-cell office:value-type="float" office:value="1319479">
            <text:p>1319479</text:p>
          </table:table-cell>
          <table:table-cell office:value-type="float" office:value="1316749">
            <text:p>1316749</text:p>
          </table:table-cell>
          <table:table-cell office:value-type="float" office:value="1291098">
            <text:p>1291098</text:p>
          </table:table-cell>
          <table:table-cell table:formula="of:=AVERAGE([.B26:.K26])/1000" office:value-type="float" office:value="1314.3645">
            <text:p>1314,3645</text:p>
          </table:table-cell>
        </table:table-row>
        <table:table-row table:style-name="ro1">
          <table:table-cell office:value-type="string">
            <text:p>STSone500</text:p>
          </table:table-cell>
          <table:table-cell table:number-columns-repeated="11"/>
        </table:table-row>
        <table:table-row table:style-name="ro1">
          <table:table-cell office:value-type="string">
            <text:p>STSone1000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/12/2011</text:date>, <text:time>14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OpenOffice.org/3.3$Unix OpenOffice.org_project/330m20$Build-9567</meta:generator>
    <dc:date>2011-12-18T14:01:54</dc:date>
    <dc:creator>Dennis Wagelaar</dc:creator>
    <meta:editing-duration>P1DT20H56M37S</meta:editing-duration>
    <meta:editing-cycles>23</meta:editing-cycles>
    <meta:document-statistic meta:table-count="3" meta:cell-count="169" meta:object-count="0"/>
  </office:meta>
</office:document-meta>
</file>